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VA-マティス-クラシック EB" svg:font-family="'EVA-マティス-クラシック EB'" style:font-pitch="variable"/>
    <style:font-face style:name="07ロゴたいぷゴシックCondense" svg:font-family="07ロゴたいぷゴシックCondense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mpact" svg:font-family="Impact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977cm"/>
    </style:style>
    <style:style style:name="gr2" style:family="graphic" style:parent-style-name="standard">
      <style:graphic-properties draw:stroke="none" svg:stroke-color="#000000" draw:fill="none" draw:fill-color="#ffffff" draw:textarea-vertical-align="top" fo:min-height="1.893cm"/>
    </style:style>
    <style:style style:name="gr3" style:family="graphic" style:parent-style-name="standard">
      <style:graphic-properties draw:stroke="none" svg:stroke-color="#000000" draw:fill="none" draw:fill-color="#ffffff" fo:min-height="0.502cm"/>
    </style:style>
    <style:style style:name="gr4" style:family="graphic" style:parent-style-name="standard">
      <style:graphic-properties draw:stroke="none" svg:stroke-color="#000000" draw:fill="none" draw:fill-color="#ffffff" fo:min-height="1.627cm"/>
    </style:style>
    <style:style style:name="gr5" style:family="graphic" style:parent-style-name="standard">
      <style:graphic-properties draw:stroke="none" svg:stroke-color="#000000" draw:fill="none" draw:fill-color="#ffffff" fo:min-height="4.708cm"/>
    </style:style>
    <style:style style:name="P1" style:family="paragraph">
      <style:text-properties style:font-name="Impact" fo:font-size="40pt" fo:font-style="italic" style:font-size-asian="40pt" style:font-style-asian="italic" style:font-size-complex="40pt" style:font-style-complex="italic"/>
    </style:style>
    <style:style style:name="P2" style:family="paragraph">
      <loext:graphic-properties draw:fill="none" draw:fill-color="#ffffff"/>
      <style:text-properties style:font-name="Impact" fo:font-size="40pt" fo:font-style="italic" style:font-size-asian="40pt" style:font-style-asian="italic" style:font-size-complex="40pt" style:font-style-complex="italic"/>
    </style:style>
    <style:style style:name="P3" style:family="paragraph">
      <style:text-properties style:font-name="Impact" fo:font-size="44pt" fo:font-style="italic" style:font-size-asian="44pt" style:font-style-asian="italic" style:font-size-complex="44pt" style:font-style-complex="italic"/>
    </style:style>
    <style:style style:name="P4" style:family="paragraph">
      <loext:graphic-properties draw:fill="none" draw:fill-color="#ffffff"/>
      <style:text-properties style:font-name="Impact" fo:font-size="44pt" fo:font-style="italic" style:font-size-asian="44pt" style:font-style-asian="italic" style:font-size-complex="44pt" style:font-style-complex="italic"/>
    </style:style>
    <style:style style:name="P5" style:family="paragraph">
      <style:text-properties style:font-name="07ロゴたいぷゴシックCondense"/>
    </style:style>
    <style:style style:name="P6" style:family="paragraph">
      <loext:graphic-properties draw:fill="none" draw:fill-color="#ffffff"/>
      <style:text-properties style:font-name="07ロゴたいぷゴシックCondense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style:text-properties style:font-name="07ロゴたいぷゴシックCondense" style:font-name-asian="07ロゴたいぷゴシックCondense"/>
    </style:style>
    <style:style style:name="P10" style:family="paragraph">
      <loext:graphic-properties draw:fill="none" draw:fill-color="#ffffff"/>
      <style:text-properties style:font-name="07ロゴたいぷゴシックCondense" style:font-name-asian="07ロゴたいぷゴシックCondense"/>
    </style:style>
    <style:style style:name="T1" style:family="text">
      <style:text-properties style:font-name="Impact" fo:font-size="40pt" fo:font-style="italic" style:font-size-asian="40pt" style:font-style-asian="italic" style:font-size-complex="40pt" style:font-style-complex="italic"/>
    </style:style>
    <style:style style:name="T2" style:family="text">
      <style:text-properties style:font-name="Impact" fo:font-size="44pt" fo:font-style="italic" style:font-size-asian="44pt" style:font-style-asian="italic" style:font-size-complex="44pt" style:font-style-complex="italic"/>
    </style:style>
    <style:style style:name="T3" style:family="text">
      <style:text-properties style:font-name="07ロゴたいぷゴシックCondense"/>
    </style:style>
    <style:style style:name="T4" style:family="text">
      <style:text-properties style:font-name="EVA-マティス-クラシック EB" style:font-name-asian="EVA-マティス-クラシック EB"/>
    </style:style>
    <style:style style:name="T5" style:family="text">
      <style:text-properties style:font-name="EVA-マティス-クラシック EB" fo:font-size="14pt" style:font-name-asian="EVA-マティス-クラシック EB" style:font-size-asian="14pt" style:font-size-complex="14pt"/>
    </style:style>
    <style:style style:name="T6" style:family="text">
      <style:text-properties style:font-name="07ロゴたいぷゴシックCondense" fo:font-size="16pt" style:font-name-asian="07ロゴたいぷゴシックCondense" style:font-size-asian="16pt" style:font-size-complex="16pt"/>
    </style:style>
    <style:style style:name="T7" style:family="text">
      <style:text-properties style:font-name="07ロゴたいぷゴシックCondense" style:font-name-asian="07ロゴたいぷゴシックCondens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g>
          <draw:frame draw:style-name="gr1" draw:text-style-name="P2" draw:layer="layout" svg:width="3.828cm" svg:height="2.227cm" svg:x="12.463cm" svg:y="20.364cm">
            <draw:text-box>
              <text:p text:style-name="P1"><text:span text:style-name="T1">Alice</text:span></text:p>
            </draw:text-box>
          </draw:frame>
          <draw:frame draw:style-name="gr2" draw:text-style-name="P4" draw:layer="layout" svg:width="5.554cm" svg:height="2.143cm" svg:x="11.263cm" svg:y="21.265cm">
            <draw:text-box>
              <text:p text:style-name="P3"><text:span text:style-name="T2">System</text:span></text:p>
            </draw:text-box>
          </draw:frame>
        </draw:g>
        <draw:frame draw:style-name="gr3" draw:text-style-name="P6" draw:layer="layout" svg:width="3.983cm" svg:height="0.886cm" svg:x="12.364cm" svg:y="23.428cm">
          <draw:text-box>
            <text:p text:style-name="P5"><text:span text:style-name="T3">2018.12.30</text:span></text:p>
          </draw:text-box>
        </draw:frame>
        <draw:frame draw:style-name="gr4" draw:text-style-name="P8" draw:layer="layout" svg:width="15.234cm" svg:height="1.877cm" svg:x="1.337cm" svg:y="3.972cm">
          <draw:text-box>
            <text:p text:style-name="P7"><text:span text:style-name="T4">LDAP</text:span><text:span text:style-name="T4">によるメールアカウント管理</text:span></text:p>
            <text:p text:style-name="P7"><text:span text:style-name="T5">-Postfix</text:span><text:span text:style-name="T5">と</text:span><text:span text:style-name="T5">Courier-IMAP</text:span><text:span text:style-name="T5">によるメールシステム構築</text:span><text:span text:style-name="T5">(</text:span><text:span text:style-name="T5">中</text:span><text:span text:style-name="T5">)-</text:span></text:p>
          </draw:text-box>
        </draw:frame>
        <draw:frame draw:style-name="gr5" draw:text-style-name="P10" draw:layer="layout" svg:width="14.12cm" svg:height="4.958cm" svg:x="1.96cm" svg:y="5.932cm">
          <draw:text-box>
            <text:p text:style-name="P9"><text:span text:style-name="T6">メールアカウント管理という観点で、</text:span><text:span text:style-name="T6">LDAP</text:span><text:span text:style-name="T6">の</text:span></text:p>
            <text:p text:style-name="P9"><text:span text:style-name="T6">ディレクトリについて解説しました。</text:span></text:p>
            <text:p text:style-name="P9"><text:span text:style-name="T6"/></text:p>
            <text:p text:style-name="P9"><text:span text:style-name="T6">ディレクトリという思想の説明から、</text:span></text:p>
            <text:p text:style-name="P9"><text:span text:style-name="T6">メールアカウントデータベースのデザイン、</text:span></text:p>
            <text:p text:style-name="P9"><text:span text:style-name="T6">Postfix</text:span><text:span text:style-name="T6">との連携について解説した一冊です</text:span><text:span text:style-name="T7">。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VA-マティス-クラシック EB" svg:font-family="'EVA-マティス-クラシック EB'" style:font-pitch="variable"/>
    <style:font-face style:name="07ロゴたいぷゴシックCondense" svg:font-family="07ロゴたいぷゴシックCondense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mpact" svg:font-family="Impact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.2cm" fo:page-height="25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3T13:42:21.773000000</meta:creation-date>
    <dc:date>2018-12-23T14:36:33.686000000</dc:date>
    <meta:editing-duration>PT12M19S</meta:editing-duration>
    <meta:editing-cycles>2</meta:editing-cycles>
    <meta:generator>LibreOffice/5.4.4.2$Windows_X86_64 LibreOffice_project/2524958677847fb3bb44820e40380acbe820f960</meta:generator>
    <meta:document-statistic meta:object-count="6"/>
  </office:meta>
</office:document-meta>
</file>